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8_07_21_filesTo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7"/>
          <table:table-cell table:style-name="ce7" office:value-type="string" calcext:value-type="string">
            <text:p>To what extent is the task complete?</text:p>
          </table:table-cell>
          <table:table-cell table:style-name="ce9" table:formula="of:=[.D3]/[.C2]" office:value-type="percentage" office:value="0.195876288659794" calcext:value-type="percentage">
            <text:p>19,59%</text:p>
          </table:table-cell>
          <table:table-cell table:style-name="ce7"/>
          <table:table-cell/>
        </table:table-row>
        <table:table-row table:style-name="ro1">
          <table:table-cell table:style-name="ce7"/>
          <table:table-cell table:style-name="ce8" office:value-type="string" calcext:value-type="string">
            <text:p>How many texts are there?</text:p>
          </table:table-cell>
          <table:table-cell table:style-name="ce8" table:formula="of:=SUM([.C6:.C281])" office:value-type="float" office:value="97" calcext:value-type="float">
            <text:p>97</text:p>
          </table:table-cell>
          <table:table-cell table:style-name="ce7"/>
          <table:table-cell/>
        </table:table-row>
        <table:table-row table:style-name="ro1">
          <table:table-cell table:style-name="ce7"/>
          <table:table-cell table:style-name="ce8" office:value-type="string" calcext:value-type="string">
            <text:p>How many texts are already translated?</text:p>
          </table:table-cell>
          <table:table-cell table:style-name="ce7"/>
          <table:table-cell table:style-name="ce8" table:formula="of:=SUM([.D6:.D281])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7" table:number-columns-repeated="4"/>
          <table:table-cell/>
        </table:table-row>
        <table:table-row table:style-name="ro1">
          <table:table-cell table:style-name="ce7" office:value-type="string" calcext:value-type="string">
            <text:p>Nr.</text:p>
          </table:table-cell>
          <table:table-cell table:style-name="ce7" office:value-type="string" calcext:value-type="string">
            <text:p>Filesystem object (find src -follow &gt; 2018_07_21_filesToTranslate.csv; find themes -follow &gt; 2018_07_21_filesToTranslate.csv)</text:p>
          </table:table-cell>
          <table:table-cell table:style-name="ce7" office:value-type="string" calcext:value-type="string">
            <text:p>Should it be translated?</text:p>
          </table:table-cell>
          <table:table-cell table:style-name="ce7" office:value-type="string" calcext:value-type="string">
            <text:p>Is it translated?</text:p>
          </table:table-cell>
          <table:table-cell office:value-type="string" calcext:value-type="string">
            <text:p>Work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c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string" calcext:value-type="string">
            <text:p>src/imag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string" calcext:value-type="string">
            <text:p>src/images/breakpoint_hi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string" calcext:value-type="string">
            <text:p>src/images/breakpoint_se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string" calcext:value-type="string">
            <text:p>src/images/compon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src/images/config_add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src/images/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src/images/devtools-storage-chrom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src/images/devtools-storage-ed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src/images/devtools-stora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src/images/devtools-timetravel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src/images/dom-tre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src/images/hn-architectur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src/images/h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src/images/lifecyc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src/images/logged-proxied-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src/images/memory-leak-examp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src/images/mvvm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src/images/props-ev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string" calcext:value-type="string">
            <text:p>src/images/search-by-algoli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string" calcext:value-type="string">
            <text:p>src/images/stat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string" calcext:value-type="string">
            <text:p>src/images/transitio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string" calcext:value-type="string">
            <text:p>src/images/typescript-type-error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string" calcext:value-type="string">
            <text:p>src/images/vue-component-with-preprocessor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string" calcext:value-type="string">
            <text:p>src/images/vue-componen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string" calcext:value-type="string">
            <text:p>src/images/vuetron-heirarchy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string" calcext:value-type="string">
            <text:p>src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string" calcext:value-type="string">
            <text:p>src/menu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string" calcext:value-type="string">
            <text:p>src/menu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office:value-type="string" calcext:value-type="string">
            <text:p>src/per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office:value-type="string" calcext:value-type="string">
            <text:p>src/perf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office:value-type="string" calcext:value-type="string">
            <text:p>src/support-vu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office:value-type="string" calcext:value-type="string">
            <text:p>src/support-vuejs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office:value-type="string" calcext:value-type="string">
            <text:p>src/v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office:value-type="string" calcext:value-type="string">
            <text:p>src/v2/ap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office:value-type="string" calcext:value-type="string">
            <text:p>src/v2/api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office:value-type="string" calcext:value-type="string">
            <text:p>src/v2/cookbook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office:value-type="string" calcext:value-type="string">
            <text:p>src/v2/cookbook/adding-instance-properti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office:value-type="string" calcext:value-type="string">
            <text:p>src/v2/cookbook/avoiding-memory-leak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office:value-type="string" calcext:value-type="string">
            <text:p>src/v2/cookbook/client-side-storag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office:value-type="string" calcext:value-type="string">
            <text:p>src/v2/cookbook/creating-custom-scroll-directiv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office:value-type="string" calcext:value-type="string">
            <text:p>src/v2/cookbook/debugging-in-vscod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office:value-type="string" calcext:value-type="string">
            <text:p>src/v2/cookbook/dockerize-vuejs-app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office:value-type="string" calcext:value-type="string">
            <text:p>src/v2/cookbook/editable-svg-icon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office:value-type="string" calcext:value-type="string">
            <text:p>src/v2/cookbook/form-validation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office:value-type="string" calcext:value-type="string">
            <text:p>src/v2/cookbook/index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office:value-type="string" calcext:value-type="string">
            <text:p>src/v2/cookbook/packaging-sfc-for-npm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office:value-type="string" calcext:value-type="string">
            <text:p>src/v2/cookbook/serverless-blo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office:value-type="string" calcext:value-type="string">
            <text:p>src/v2/cookbook/unit-testing-vu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office:value-type="string" calcext:value-type="string">
            <text:p>src/v2/cookbook/using-axios-to-consume-api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office:value-type="string" calcext:value-type="string">
            <text:p>src/v2/exampl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office:value-type="string" calcext:value-type="string">
            <text:p>src/v2/examples/commi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office:value-type="string" calcext:value-type="string">
            <text:p>src/v2/examples/deepstr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office:value-type="string" calcext:value-type="string">
            <text:p>src/v2/examples/elastic-head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office:value-type="string" calcext:value-type="string">
            <text:p>src/v2/examples/fireb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office:value-type="string" calcext:value-type="string">
            <text:p>src/v2/examples/grid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office:value-type="string" calcext:value-type="string">
            <text:p>src/v2/examples/hackernew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office:value-type="string" calcext:value-type="string">
            <text:p>src/v2/example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office:value-type="string" calcext:value-type="string">
            <text:p>src/v2/examples/mod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office:value-type="string" calcext:value-type="string">
            <text:p>src/v2/examples/select2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office:value-type="string" calcext:value-type="string">
            <text:p>src/v2/examples/sv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office:value-type="string" calcext:value-type="string">
            <text:p>src/v2/examples/todomv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office:value-type="string" calcext:value-type="string">
            <text:p>src/v2/examples/tree-view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office:value-type="string" calcext:value-type="string">
            <text:p>src/v2/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office:value-type="string" calcext:value-type="string">
            <text:p>src/v2/guide/class-and-styl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office:value-type="string" calcext:value-type="string">
            <text:p>src/v2/guide/comparis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office:value-type="string" calcext:value-type="string">
            <text:p>src/v2/guide/components-custom-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office:value-type="string" calcext:value-type="string">
            <text:p>src/v2/guide/components-dynamic-asyn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office:value-type="string" calcext:value-type="string">
            <text:p>src/v2/guide/components-edge-cas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office:value-type="string" calcext:value-type="string">
            <text:p>src/v2/guide/components-prop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office:value-type="string" calcext:value-type="string">
            <text:p>src/v2/guide/components-regist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office:value-type="string" calcext:value-type="string">
            <text:p>src/v2/guide/components-slo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office:value-type="string" calcext:value-type="string">
            <text:p>src/v2/guide/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office:value-type="string" calcext:value-type="string">
            <text:p>src/v2/guide/computed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office:value-type="string" calcext:value-type="string">
            <text:p>src/v2/guide/condition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office:value-type="string" calcext:value-type="string">
            <text:p>src/v2/guide/custom-directiv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office:value-type="string" calcext:value-type="string">
            <text:p>src/v2/guide/deploy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office:value-type="string" calcext:value-type="string">
            <text:p>src/v2/guide/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office:value-type="string" calcext:value-type="string">
            <text:p>src/v2/guide/filter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office:value-type="string" calcext:value-type="string">
            <text:p>src/v2/guide/form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office:value-type="string" calcext:value-type="string">
            <text:p>src/v2/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office:value-type="string" calcext:value-type="string">
            <text:p>src/v2/guide/install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office:value-type="string" calcext:value-type="string">
            <text:p>src/v2/guide/instanc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office:value-type="string" calcext:value-type="string">
            <text:p>src/v2/guide/joi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office:value-type="string" calcext:value-type="string">
            <text:p>src/v2/guide/lis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office:value-type="string" calcext:value-type="string">
            <text:p>src/v2/guide/migration-vue-rout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office:value-type="string" calcext:value-type="string">
            <text:p>src/v2/guide/migration-vu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office:value-type="string" calcext:value-type="string">
            <text:p>src/v2/guide/mig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office:value-type="string" calcext:value-type="string">
            <text:p>src/v2/guide/mix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office:value-type="string" calcext:value-type="string">
            <text:p>src/v2/guide/plug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rc/v2/guide/reactivity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src/v2/guide/render-func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src/v2/guide/rou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src/v2/guide/single-fil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src/v2/guide/ss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src/v2/guide/state-manage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src/v2/guide/synta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src/v2/guide/t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rc/v2/guide/transitioning-st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src/v2/guide/transiti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src/v2/guide/typescrip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src/v2/guide/unit-tes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src/v2/searc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office:value-type="string" calcext:value-type="string">
            <text:p>src/v2/search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office:value-type="string" calcext:value-type="string">
            <text:p>src/v2/style-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office:value-type="string" calcext:value-type="string">
            <text:p>src/v2/style-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office:value-type="string" calcext:value-type="string">
            <text:p>src/_post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office:value-type="string" calcext:value-type="string">
            <text:p>src/_posts/011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office:value-type="string" calcext:value-type="string">
            <text:p>src/_posts/012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office:value-type="string" calcext:value-type="string">
            <text:p>src/_posts/1.0.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office:value-type="string" calcext:value-type="string">
            <text:p>src/_posts/announcing-2.0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office:value-type="string" calcext:value-type="string">
            <text:p>src/_posts/common-gotcha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office:value-type="string" calcext:value-type="string">
            <text:p>src/_posts/march-upd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office:value-type="string" calcext:value-type="string">
            <text:p>src/_posts/vue-011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office:value-type="string" calcext:value-type="string">
            <text:p>src/_posts/vue-cli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office:value-type="string" calcext:value-type="string">
            <text:p>src/_posts/vue-nex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office:value-type="string" calcext:value-type="string">
            <text:p>src/_posts/vuejs-01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office:value-type="string" calcext:value-type="string">
            <text:p>src/_posts/why-no-template-ur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office:value-type="string" calcext:value-type="string">
            <text:p>themes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office:value-type="string" calcext:value-type="string">
            <text:p>themes/vue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office:value-type="string" calcext:value-type="string">
            <text:p>themes/vue/layout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office:value-type="string" calcext:value-type="string">
            <text:p>themes/vue/layout/icon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office:value-type="string" calcext:value-type="string">
            <text:p>themes/vue/layout/icons/bch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office:value-type="string" calcext:value-type="string">
            <text:p>themes/vue/layout/icons/btc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office:value-type="string" calcext:value-type="string">
            <text:p>themes/vue/layout/icons/eth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office:value-type="string" calcext:value-type="string">
            <text:p>themes/vue/layout/icons/github-dark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office:value-type="string" calcext:value-type="string">
            <text:p>themes/vue/layout/icons/github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office:value-type="string" calcext:value-type="string">
            <text:p>themes/vue/layout/icons/ltc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office:value-type="string" calcext:value-type="string">
            <text:p>themes/vue/layout/icons/medium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office:value-type="string" calcext:value-type="string">
            <text:p>themes/vue/layout/icons/play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office:value-type="string" calcext:value-type="string">
            <text:p>themes/vue/layout/icons/twitter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office:value-type="string" calcext:value-type="string">
            <text:p>themes/vue/layout/index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office:value-type="string" calcext:value-type="string">
            <text:p>themes/vue/layout/layout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office:value-type="string" calcext:value-type="string">
            <text:p>themes/vue/layout/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office:value-type="string" calcext:value-type="string">
            <text:p>themes/vue/layout/partial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office:value-type="string" calcext:value-type="string">
            <text:p>themes/vue/layout/partials/.language_dropdown.ejs.swp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office:value-type="string" calcext:value-type="string">
            <text:p>themes/vue/layout/partials/ad-text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office:value-type="string" calcext:value-type="string">
            <text:p>themes/vue/layout/partials/ad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office:value-type="string" calcext:value-type="string">
            <text:p>themes/vue/layout/partials/conf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office:value-type="string" calcext:value-type="string">
            <text:p>themes/vue/layout/partials/ecosystem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office:value-type="string" calcext:value-type="string">
            <text:p>themes/vue/layout/partials/header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office:value-type="string" calcext:value-type="string">
            <text:p>themes/vue/layout/partials/languag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office:value-type="string" calcext:value-type="string">
            <text:p>themes/vue/layout/partials/learn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office:value-type="string" calcext:value-type="string">
            <text:p>themes/vue/layout/partials/main_menu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office:value-type="string" calcext:value-type="string">
            <text:p>themes/vue/layout/partials/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office:value-type="string" calcext:value-type="string">
            <text:p>themes/vue/layout/partials/sponsors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office:value-type="string" calcext:value-type="string">
            <text:p>themes/vue/layout/partials/sponsors_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office:value-type="string" calcext:value-type="string">
            <text:p>themes/vue/layout/partials/support_vu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office:value-type="string" calcext:value-type="string">
            <text:p>themes/vue/layout/partials/toc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office:value-type="string" calcext:value-type="string">
            <text:p>themes/vue/layout/pos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office:value-type="string" calcext:value-type="string">
            <text:p>themes/vue/layout/search-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office:value-type="string" calcext:value-type="string">
            <text:p>themes/vue/layout/sponsors-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office:value-type="string" calcext:value-type="string">
            <text:p>themes/vue/sour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office:value-type="string" calcext:value-type="string">
            <text:p>themes/vue/source/browserconfi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office:value-type="string" calcext:value-type="string">
            <text:p>themes/vue/source/c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office:value-type="string" calcext:value-type="string">
            <text:p>themes/vue/source/css/benchmark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office:value-type="string" calcext:value-type="string">
            <text:p>themes/vue/source/css/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office:value-type="string" calcext:value-type="string">
            <text:p>themes/vue/source/css/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office:value-type="string" calcext:value-type="string">
            <text:p>themes/vue/source/css/search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office:value-type="string" calcext:value-type="string">
            <text:p>themes/vue/source/css/_ad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office:value-type="string" calcext:value-type="string">
            <text:p>themes/vue/source/css/_animation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office:value-type="string" calcext:value-type="string">
            <text:p>themes/vue/source/css/_api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office:value-type="string" calcext:value-type="string">
            <text:p>themes/vue/source/css/_comm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office:value-type="string" calcext:value-type="string">
            <text:p>themes/vue/source/css/_demo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office:value-type="string" calcext:value-type="string">
            <text:p>themes/vue/source/css/_heade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office:value-type="string" calcext:value-type="string">
            <text:p>themes/vue/source/css/_migrati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office:value-type="string" calcext:value-type="string">
            <text:p>themes/vue/source/css/_modal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office:value-type="string" calcext:value-type="string">
            <text:p>themes/vue/source/css/_offline-menu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office:value-type="string" calcext:value-type="string">
            <text:p>themes/vue/source/css/_scrimba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office:value-type="string" calcext:value-type="string">
            <text:p>themes/vue/source/css/_search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office:value-type="string" calcext:value-type="string">
            <text:p>themes/vue/source/css/_setting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office:value-type="string" calcext:value-type="string">
            <text:p>themes/vue/source/css/_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office:value-type="string" calcext:value-type="string">
            <text:p>themes/vue/source/css/_sponsors-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office:value-type="string" calcext:value-type="string">
            <text:p>themes/vue/source/css/_sponsors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office:value-type="string" calcext:value-type="string">
            <text:p>themes/vue/source/css/_sponsors-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office:value-type="string" calcext:value-type="string">
            <text:p>themes/vue/source/css/_style-guid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office:value-type="string" calcext:value-type="string">
            <text:p>themes/vue/source/css/_synta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office:value-type="string" calcext:value-type="string">
            <text:p>themes/vue/source/css/_team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office:value-type="string" calcext:value-type="string">
            <text:p>themes/vue/source/imag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office:value-type="string" calcext:value-type="string">
            <text:p>themes/vue/source/images/100off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office:value-type="string" calcext:value-type="string">
            <text:p>themes/vue/source/images/2mho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office:value-type="string" calcext:value-type="string">
            <text:p>themes/vue/source/images/aaha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office:value-type="string" calcext:value-type="string">
            <text:p>themes/vue/source/images/actualiz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office:value-type="string" calcext:value-type="string">
            <text:p>themes/vue/source/images/anymo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office:value-type="string" calcext:value-type="string">
            <text:p>themes/vue/source/images/bit-wi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office:value-type="string" calcext:value-type="string">
            <text:p>themes/vue/source/images/bi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office:value-type="string" calcext:value-type="string">
            <text:p>themes/vue/source/images/bmq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office:value-type="string" calcext:value-type="string">
            <text:p>themes/vue/source/images/chait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office:value-type="string" calcext:value-type="string">
            <text:p>themes/vue/source/images/check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office:value-type="string" calcext:value-type="string">
            <text:p>themes/vue/source/images/codepilo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office:value-type="string" calcext:value-type="string">
            <text:p>themes/vue/source/images/coin-b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office:value-type="string" calcext:value-type="string">
            <text:p>themes/vue/source/images/coin-b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office:value-type="string" calcext:value-type="string">
            <text:p>themes/vue/source/images/coin-et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office:value-type="string" calcext:value-type="string">
            <text:p>themes/vue/source/images/coin-l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office:value-type="string" calcext:value-type="string">
            <text:p>themes/vue/source/images/conf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office:value-type="string" calcext:value-type="string">
            <text:p>themes/vue/source/images/core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office:value-type="string" calcext:value-type="string">
            <text:p>themes/vue/source/images/datacamp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office:value-type="string" calcext:value-type="string">
            <text:p>themes/vue/source/images/dopam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office:value-type="string" calcext:value-type="string">
            <text:p>themes/vue/source/images/dow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office:value-type="string" calcext:value-type="string">
            <text:p>themes/vue/source/images/famebrok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office:value-type="string" calcext:value-type="string">
            <text:p>themes/vue/source/images/fe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office:value-type="string" calcext:value-type="string">
            <text:p>themes/vue/source/images/frontend-lo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office:value-type="string" calcext:value-type="string">
            <text:p>themes/vue/source/images/frontend-meetup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office:value-type="string" calcext:value-type="string">
            <text:p>themes/vue/source/images/hackr-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office:value-type="string" calcext:value-type="string">
            <text:p>themes/vue/source/images/htmlburg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office:value-type="string" calcext:value-type="string">
            <text:p>themes/vue/source/images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office:value-type="string" calcext:value-type="string">
            <text:p>themes/vue/source/images/icons/android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office:value-type="string" calcext:value-type="string">
            <text:p>themes/vue/source/images/icons/android-icon-192x19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office:value-type="string" calcext:value-type="string">
            <text:p>themes/vue/source/images/icons/android-icon-36x3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office:value-type="string" calcext:value-type="string">
            <text:p>themes/vue/source/images/icons/android-icon-48x4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office:value-type="string" calcext:value-type="string">
            <text:p>themes/vue/source/images/icons/android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office:value-type="string" calcext:value-type="string">
            <text:p>themes/vue/source/images/icons/android-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office:value-type="string" calcext:value-type="string">
            <text:p>themes/vue/source/images/icons/apple-icon-114x11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office:value-type="string" calcext:value-type="string">
            <text:p>themes/vue/source/images/icons/apple-icon-120x12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office:value-type="string" calcext:value-type="string">
            <text:p>themes/vue/source/images/icons/apple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office:value-type="string" calcext:value-type="string">
            <text:p>themes/vue/source/images/icons/apple-icon-152x15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office:value-type="string" calcext:value-type="string">
            <text:p>themes/vue/source/images/icons/apple-icon-180x18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office:value-type="string" calcext:value-type="string">
            <text:p>themes/vue/source/images/icons/apple-icon-57x57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office:value-type="string" calcext:value-type="string">
            <text:p>themes/vue/source/images/icons/apple-icon-60x6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office:value-type="string" calcext:value-type="string">
            <text:p>themes/vue/source/images/icons/apple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office:value-type="string" calcext:value-type="string">
            <text:p>themes/vue/source/images/icons/apple-icon-76x7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office:value-type="string" calcext:value-type="string">
            <text:p>themes/vue/source/images/icons/apple-icon-precompos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office:value-type="string" calcext:value-type="string">
            <text:p>themes/vue/source/images/icons/apple-ic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office:value-type="string" calcext:value-type="string">
            <text:p>themes/vue/source/images/icons/favicon-16x1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office:value-type="string" calcext:value-type="string">
            <text:p>themes/vue/source/images/icons/favicon-32x3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office:value-type="string" calcext:value-type="string">
            <text:p>themes/vue/source/images/icons/fav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office:value-type="string" calcext:value-type="string">
            <text:p>themes/vue/source/images/icons/favicon.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office:value-type="string" calcext:value-type="string">
            <text:p>themes/vue/source/images/icons/ms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office:value-type="string" calcext:value-type="string">
            <text:p>themes/vue/source/images/icons/ms-icon-150x15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office:value-type="string" calcext:value-type="string">
            <text:p>themes/vue/source/images/icons/ms-icon-310x31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office:value-type="string" calcext:value-type="string">
            <text:p>themes/vue/source/images/icons/ms-icon-70x7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office:value-type="string" calcext:value-type="string">
            <text:p>themes/vue/source/images/icon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office:value-type="string" calcext:value-type="string">
            <text:p>themes/vue/source/images/icons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office:value-type="string" calcext:value-type="string">
            <text:p>themes/vue/source/images/infinitynewta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office:value-type="string" calcext:value-type="string">
            <text:p>themes/vue/source/images/itunesc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office:value-type="string" calcext:value-type="string">
            <text:p>themes/vue/source/images/jsfiddl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office:value-type="string" calcext:value-type="string">
            <text:p>themes/vue/source/images/jsgur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office:value-type="string" calcext:value-type="string">
            <text:p>themes/vue/source/images/juej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office:value-type="string" calcext:value-type="string">
            <text:p>themes/vue/source/images/larave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office:value-type="string" calcext:value-type="string">
            <text:p>themes/vue/source/images/log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office:value-type="string" calcext:value-type="string">
            <text:p>themes/vue/source/images/men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office:value-type="string" calcext:value-type="string">
            <text:p>themes/vue/source/images/monterai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office:value-type="string" calcext:value-type="string">
            <text:p>themes/vue/source/images/nativescrip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office:value-type="string" calcext:value-type="string">
            <text:p>themes/vue/source/images/ned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office:value-type="string" calcext:value-type="string">
            <text:p>themes/vue/source/images/nso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office:value-type="string" calcext:value-type="string">
            <text:p>themes/vue/source/images/onsen-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office:value-type="string" calcext:value-type="string">
            <text:p>themes/vue/source/images/patre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office:value-type="string" calcext:value-type="string">
            <text:p>themes/vue/source/images/paypa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office:value-type="string" calcext:value-type="string">
            <text:p>themes/vue/source/images/pi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office:value-type="string" calcext:value-type="string">
            <text:p>themes/vue/source/images/pubnu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office:value-type="string" calcext:value-type="string">
            <text:p>themes/vue/source/images/sear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office:value-type="string" calcext:value-type="string">
            <text:p>themes/vue/source/images/somel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office:value-type="string" calcext:value-type="string">
            <text:p>themes/vue/source/images/stdli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office:value-type="string" calcext:value-type="string">
            <text:p>themes/vue/source/images/strikingl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office:value-type="string" calcext:value-type="string">
            <text:p>themes/vue/source/images/t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office:value-type="string" calcext:value-type="string">
            <text:p>themes/vue/source/images/teamextensi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1]+1" office:value-type="float" office:value="257" calcext:value-type="float">
            <text:p>257</text:p>
          </table:table-cell>
          <table:table-cell office:value-type="string" calcext:value-type="string">
            <text:p>themes/vue/source/images/tideli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2]+1" office:value-type="float" office:value="258" calcext:value-type="float">
            <text:p>258</text:p>
          </table:table-cell>
          <table:table-cell office:value-type="string" calcext:value-type="string">
            <text:p>themes/vue/source/images/tmvuejs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3]+1" office:value-type="float" office:value="259" calcext:value-type="float">
            <text:p>259</text:p>
          </table:table-cell>
          <table:table-cell office:value-type="string" calcext:value-type="string">
            <text:p>themes/vue/source/images/tooltwi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4]+1" office:value-type="float" office:value="260" calcext:value-type="float">
            <text:p>260</text:p>
          </table:table-cell>
          <table:table-cell office:value-type="string" calcext:value-type="string">
            <text:p>themes/vue/source/images/valuecoder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5]+1" office:value-type="float" office:value="261" calcext:value-type="float">
            <text:p>261</text:p>
          </table:table-cell>
          <table:table-cell office:value-type="string" calcext:value-type="string">
            <text:p>themes/vue/source/images/vehik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6]+1" office:value-type="float" office:value="262" calcext:value-type="float">
            <text:p>262</text:p>
          </table:table-cell>
          <table:table-cell office:value-type="string" calcext:value-type="string">
            <text:p>themes/vue/source/images/vuejob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7]+1" office:value-type="float" office:value="263" calcext:value-type="float">
            <text:p>263</text:p>
          </table:table-cell>
          <table:table-cell office:value-type="string" calcext:value-type="string">
            <text:p>themes/vue/source/images/vuejobs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8]+1" office:value-type="float" office:value="264" calcext:value-type="float">
            <text:p>264</text:p>
          </table:table-cell>
          <table:table-cell office:value-type="string" calcext:value-type="string">
            <text:p>themes/vue/source/images/vuejsadm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9]+1" office:value-type="float" office:value="265" calcext:value-type="float">
            <text:p>265</text:p>
          </table:table-cell>
          <table:table-cell office:value-type="string" calcext:value-type="string">
            <text:p>themes/vue/source/images/vuemaster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0]+1" office:value-type="float" office:value="266" calcext:value-type="float">
            <text:p>266</text:p>
          </table:table-cell>
          <table:table-cell office:value-type="string" calcext:value-type="string">
            <text:p>themes/vue/source/images/vueschoo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1]+1" office:value-type="float" office:value="267" calcext:value-type="float">
            <text:p>267</text:p>
          </table:table-cell>
          <table:table-cell office:value-type="string" calcext:value-type="string">
            <text:p>themes/vue/source/images/vuetif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2]+1" office:value-type="float" office:value="268" calcext:value-type="float">
            <text:p>268</text:p>
          </table:table-cell>
          <table:table-cell office:value-type="string" calcext:value-type="string">
            <text:p>themes/vue/source/images/xfi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3]+1" office:value-type="float" office:value="269" calcext:value-type="float">
            <text:p>269</text:p>
          </table:table-cell>
          <table:table-cell office:value-type="string" calcext:value-type="string">
            <text:p>themes/vue/source/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4]+1" office:value-type="float" office:value="270" calcext:value-type="float">
            <text:p>270</text:p>
          </table:table-cell>
          <table:table-cell office:value-type="string" calcext:value-type="string">
            <text:p>themes/vue/source/js/commo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5]+1" office:value-type="float" office:value="271" calcext:value-type="float">
            <text:p>271</text:p>
          </table:table-cell>
          <table:table-cell office:value-type="string" calcext:value-type="string">
            <text:p>themes/vue/source/js/css.escap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6]+1" office:value-type="float" office:value="272" calcext:value-type="float">
            <text:p>272</text:p>
          </table:table-cell>
          <table:table-cell office:value-type="string" calcext:value-type="string">
            <text:p>themes/vue/source/js/smooth-scroll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7]+1" office:value-type="float" office:value="273" calcext:value-type="float">
            <text:p>273</text:p>
          </table:table-cell>
          <table:table-cell office:value-type="string" calcext:value-type="string">
            <text:p>themes/vue/source/js/vu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8]+1" office:value-type="float" office:value="274" calcext:value-type="float">
            <text:p>274</text:p>
          </table:table-cell>
          <table:table-cell office:value-type="string" calcext:value-type="string">
            <text:p>themes/vue/source/js/vue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9]+1" office:value-type="float" office:value="275" calcext:value-type="float">
            <text:p>275</text:p>
          </table:table-cell>
          <table:table-cell office:value-type="string" calcext:value-type="string">
            <text:p>themes/vue/source/manifest.j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80]+1" office:value-type="float" office:value="276" calcext:value-type="float">
            <text:p>276</text:p>
          </table:table-cell>
          <table:table-cell office:value-type="string" calcext:value-type="string">
            <text:p>themes/vue/_config.y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.00.0000</text:date>, <text:time style:data-style-name="N2" text:time-value="20:02:17.09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9T20:02:22.112000000</dc:date>
    <meta:editing-duration>PT12H56M58S</meta:editing-duration>
    <meta:editing-cycles>28</meta:editing-cycles>
    <meta:generator>LibreOffice/6.1.0.3$Windows_X86_64 LibreOffice_project/efb621ed25068d70781dc026f7e9c5187a4decd1</meta:generator>
    <meta:document-statistic meta:table-count="1" meta:cell-count="1257" meta:object-count="0"/>
  </office:meta>
</office:document-meta>
</file>